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1.9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3.983cm"/>
    </style:style>
    <style:style style:name="co10" style:family="table-column">
      <style:table-column-properties fo:break-before="auto" style:column-width="8.44cm"/>
    </style:style>
    <style:style style:name="co11" style:family="table-column">
      <style:table-column-properties fo:break-before="auto" style:column-width="9.615cm"/>
    </style:style>
    <style:style style:name="co12" style:family="table-column">
      <style:table-column-properties fo:break-before="auto" style:column-width="3.9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605cm" fo:break-before="auto" style:use-optimal-row-height="true"/>
    </style:style>
    <style:style style:name="ro3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_30_Entete_20_jaune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ccffcc" style:text-align-source="fix" style:repeat-content="false"/>
      <style:paragraph-properties fo:text-align="center" fo:margin-left="0cm"/>
    </style:style>
    <style:style style:name="ce5" style:family="table-cell" style:parent-style-name="_30_Entete_20_jaune">
      <style:table-cell-properties fo:border-bottom="0.06pt solid #000000" fo:background-color="#99cc99" style:text-align-source="fix" style:repeat-content="false" fo:border-left="none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cm"/>
    </style:style>
    <style:style style:name="ce10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  <style:text-properties style:font-name="DejaVu Sans" style:font-name-asian="DejaVu Sans1" style:font-name-complex="DejaVu Sans1"/>
    </style:style>
    <style:style style:name="ce1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2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GAA3 -vs-RGAA3-2016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-group table:display="false">
          <table:table-column table:style-name="co3" table:visibility="collapse" table:default-cell-style-name="ce6"/>
          <table:table-column table:style-name="co4" table:visibility="collapse" table:default-cell-style-name="ce6"/>
        </table:table-column-group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-group table:display="false">
          <table:table-column table:style-name="co9" table:visibility="collapse" table:default-cell-style-name="ce11"/>
        </table:table-column-group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row table:style-name="ro1">
          <table:table-cell table:style-name="ce1" table:formula="of:=COUNTIF([.A3:.A337];  &quot;true&quot; )" office:value-type="float" office:value="173" calcext:value-type="float">
            <text:p>173</text:p>
          </table:table-cell>
          <table:table-cell table:style-name="ce4" table:formula="of:=COUNTIF([.B3:.B337];  &quot;.+&quot;)" office:value-type="float" office:value="335" calcext:value-type="float">
            <text:p>335</text:p>
          </table:table-cell>
          <table:table-cell table:style-name="ce4"/>
          <table:table-cell/>
          <table:table-cell table:style-name="ce1" table:formula="of:=COUNTIF([.E3:.E337];  &quot;false&quot; )" office:value-type="float" office:value="0" calcext:value-type="float">
            <text:p>0</text:p>
          </table:table-cell>
          <table:table-cell table:style-name="ce1" table:formula="of:=COUNTIF([.F3:.F337];  &quot;true&quot; )" office:value-type="float" office:value="0" calcext:value-type="float">
            <text:p>0</text:p>
          </table:table-cell>
          <table:table-cell table:style-name="ce1" table:formula="of:=COUNTIF([.G3:.G337];  &quot;true&quot; )" office:value-type="float" office:value="0" calcext:value-type="float">
            <text:p>0</text:p>
          </table:table-cell>
          <table:table-cell table:style-name="ce9" table:formula="of:=COUNTIF([.H3:.H337];  &quot;.+&quot;)" office:value-type="float" office:value="0" calcext:value-type="float">
            <text:p>0</text:p>
          </table:table-cell>
          <table:table-cell/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<text:span text:style-name="T1">Asqatasun Rgaa3</text:span> Process ?</text:p>
          </table:table-cell>
          <table:table-cell table:style-name="ce5" office:value-type="string" calcext:value-type="string">
            <text:p>Rgaa3 TEST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<text:s/>Rgaa3 TITLE</text:p>
          </table:table-cell>
          <table:table-cell table:style-name="ce2" office:value-type="string" calcext:value-type="string">
            <text:p>IDENTICAL <text:span text:style-name="T2">Rgaa3 / Rgaa3-2016</text:span></text:p>
          </table:table-cell>
          <table:table-cell table:style-name="ce2" office:value-type="string" calcext:value-type="string">
            <text:p>NEW</text:p>
          </table:table-cell>
          <table:table-cell table:style-name="ce8" office:value-type="string" calcext:value-type="string">
            <text:p>ID change</text:p>
          </table:table-cell>
          <table:table-cell table:style-name="ce10" office:value-type="string" calcext:value-type="string">
            <text:p>Rgaa3-2016 TEST</text:p>
          </table:table-cell>
          <table:table-cell table:style-name="ce12" office:value-type="string" calcext:value-type="string">
            <text:p>Rgaa3-2016 <text:s text:c="2"/>TITLE</text:p>
          </table:table-cell>
          <table:table-cell table:style-name="ce2" office:value-type="string" calcext:value-type="string">
            <text:p>Difference type</text:p>
          </table:table-cell>
          <table:table-cell table:style-name="ce2" office:value-type="string" calcext:value-type="string">
            <text:p>explanation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3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2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4</text:p>
          </table:table-cell>
          <table:table-cell table:style-name="ce4" office:value-type="string" calcext:value-type="string">
            <text:p>A</text:p>
          </table:table-cell>
          <table:table-cell table:number-columns-repeated="2"/>
          <table:table-cell table:style-name="ce7" table:number-columns-repeated="2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7</text:p>
          </table:table-cell>
          <table:table-cell table:style-name="ce4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9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3.8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.10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6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7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8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4.9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5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4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7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6.8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7.7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4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8.6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1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2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3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.9.6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0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2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2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.6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3.4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3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3.4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8.2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9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0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1.1</text:p>
          </table:table-cell>
          <table:table-cell table:style-name="ce4"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4.11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2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2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3.1</text:p>
          </table:table-cell>
          <table:table-cell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3.2</text:p>
          </table:table-cell>
          <table:table-cell office:value-type="string" calcext:value-type="string">
            <text:p>AA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4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4.2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5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5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6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.16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.1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9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4.2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4.2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6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7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5.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2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3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3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4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6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7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1.6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3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7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7.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1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8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8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8.9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8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9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9.6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4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4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4.3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1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5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7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7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7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8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8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8.3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0.8.4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1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2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2.2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.13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.13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4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0.15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2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3.2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4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5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6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7.1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8.3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9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9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0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4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5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6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0.7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8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.10.9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1.1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1.2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2.1</text:p>
          </table:table-cell>
          <table:table-cell table:style-name="ce4"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2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3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3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2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3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4.4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5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1.14.6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1.15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1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2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2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3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3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4.3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1</text:p>
          </table:table-cell>
          <table:table-cell table:style-name="ce4" office:value-type="string" calcext:value-type="string">
            <text:p>A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5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2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6.3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7.1</text:p>
          </table:table-cell>
          <table:table-cell table:style-name="ce4" office:value-type="string" calcext:value-type="string">
            <text:p>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8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2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2.10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0.4</text:p>
          </table:table-cell>
          <table:table-cell table:style-name="ce4" office:value-type="string" calcext:value-type="string">
            <text:p>A</text:p>
          </table:table-cell>
          <table:table-cell/>
          <table:table-cell table:style-name="ce7" table:number-columns-repeated="3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2.1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2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3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2.14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1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4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1.5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2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2.3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3.1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4.1</text:p>
          </table:table-cell>
          <table:table-cell table:style-name="ce4" office:value-type="string" calcext:value-type="string">
            <text:p>AAA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3.5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2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6.3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E</text:p>
          </table:table-cell>
          <table:table-cell table:style-name="ce4" office:value-type="string" calcext:value-type="string">
            <text:p>13.7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8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9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0.1</text:p>
          </table:table-cell>
          <table:table-cell table:style-name="ce4"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1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3.12.1</text:p>
          </table:table-cell>
          <table:table-cell table:style-name="ce4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1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2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6.3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7.1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3.17.2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3" table:number-rows-repeated="1048238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__Anonymous_Sheet_DB__0" table:target-range-address="'RGAA3 -vs-RGAA3-2016'.B2:'RGAA3 -vs-RGAA3-2016'.K33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able-cell-properties fo:background-color="transparent" fo:wrap-option="wrap" fo:padding="0.136cm" style:vertical-align="middle"/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Bas_20_de_20_tableau" style:display-name="0Bas de tableau" style:family="table-cell" style:parent-style-name="_30_Standard">
      <style:table-cell-properties fo:background-color="#ffcc99" style:text-align-source="fix" style:repeat-content="false"/>
      <style:paragraph-properties fo:text-align="end"/>
      <style:text-properties fo:font-weight="bold"/>
    </style:style>
    <style:style style:name="_30_Fond_20_Rouge_20_0" style:display-name="0Fond Rouge 0" style:family="table-cell" style:parent-style-name="_30_Standard">
      <style:table-cell-properties fo:background-color="#ffcc99"/>
    </style:style>
    <style:style style:name="_30_Fond_20_Rouge_20_1" style:display-name="0Fond Rouge 1" style:family="table-cell" style:parent-style-name="_30_Standard">
      <style:table-cell-properties fo:background-color="#ff9966"/>
    </style:style>
    <style:style style:name="_30_Fond_20_Rouge_20_2" style:display-name="0Fond Rouge 2" style:family="table-cell" style:parent-style-name="_30_Standard">
      <style:table-cell-properties fo:background-color="#ff0000"/>
    </style:style>
    <style:style style:name="_30_Texte_20_Vert" style:display-name="0Texte Vert" style:family="table-cell" style:parent-style-name="_30_Standard" style:data-style-name="N60">
      <style:text-properties fo:color="#008000"/>
    </style:style>
    <style:style style:name="_30_Entete" style:display-name="0Entete" style:family="table-cell" style:parent-style-name="_30_Standard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_30_Standard" style:display-name="0Standard" style:family="table-cell" style:parent-style-name="Default"/>
    <style:style style:name="_30_Entete_20_orange4" style:display-name="0Entete orange4" style:family="table-cell" style:parent-style-name="_30_Entete">
      <style:table-cell-properties fo:background-color="#ffcc99"/>
      <style:text-properties fo:font-size="10.5pt"/>
    </style:style>
    <style:style style:name="_30_Entete_20_bleu" style:display-name="0Entete bleu" style:family="table-cell" style:parent-style-name="_30_Entete">
      <style:table-cell-properties fo:background-color="#ccffff"/>
    </style:style>
    <style:style style:name="_30_Entete_20_jaune" style:display-name="0Entete jaune" style:family="table-cell" style:parent-style-name="_30_Entete">
      <style:table-cell-properties fo:background-color="#ffffcc"/>
    </style:style>
    <style:style style:name="_30_Texte_20_Rouge" style:display-name="0Texte Rouge" style:family="table-cell" style:parent-style-name="_30_Standard">
      <style:text-properties fo:color="#ff0000"/>
    </style:style>
    <style:style style:name="_30_Titre1" style:display-name="0Titre1" style:family="table-cell" style:parent-style-name="_30_Titre">
      <style:table-cell-properties fo:wrap-option="no-wrap"/>
      <style:text-properties fo:font-size="14pt" fo:font-weight="bold"/>
    </style:style>
    <style:style style:name="_30_Titre" style:display-name="0Titre" style:family="table-cell" style:parent-style-name="_30_Standard">
      <style:table-cell-properties fo:wrap-option="no-wrap"/>
      <style:text-properties fo:font-size="14pt" fo:font-weight="bold"/>
    </style:style>
    <style:style style:name="_30_Titre2" style:display-name="0Titre2" style:family="table-cell" style:parent-style-name="_30_Titre">
      <style:text-properties fo:font-size="12pt"/>
    </style:style>
    <style:style style:name="_30_Titre3" style:display-name="0Titre3" style:family="table-cell" style:parent-style-name="_30_Titre">
      <style:text-properties fo:font-size="10.5pt"/>
    </style:style>
    <style:style style:name="_30_Texte_20_Rouge_20_Pourcentage" style:display-name="0Texte Rouge Pourcentage" style:family="table-cell" style:parent-style-name="_30_Texte_20_Rouge" style:data-style-name="N10">
      <style:table-cell-properties fo:background-color="transparent" fo:wrap-option="wrap" fo:padding="0.136cm" style:vertical-align="middle"/>
      <style:text-properties fo:color="#ff0000" style:font-name="DejaVu Sans" fo:font-family="'DejaVu Sans'" style:font-style-name="Book" style:font-family-generic="swiss" style:font-pitch="variable"/>
    </style:style>
    <style:style style:name="_30_Texte_20_Vert_20_Pourcentage" style:display-name="0Texte Vert Pourcentage" style:family="table-cell" style:parent-style-name="_30_Texte_20_Vert" style:data-style-name="N10">
      <style:table-cell-properties fo:background-color="transparent" fo:wrap-option="wrap" fo:padding="0.136cm" style:vertical-align="middle"/>
      <style:text-properties fo:color="#008000" style:font-name="DejaVu Sans" fo:font-family="'DejaVu Sans'" style:font-style-name="Book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4:45:45.261880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4-09-24T12:34:19.646382699</meta:creation-date>
    <dc:language>fr-FR</dc:language>
    <meta:editing-cycles>31</meta:editing-cycles>
    <meta:editing-duration>PT4H33M47S</meta:editing-duration>
    <meta:initial-creator>jkowalczyk </meta:initial-creator>
    <dc:date>2016-06-25T14:46:26.801572371</dc:date>
    <meta:document-statistic meta:table-count="1" meta:cell-count="860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OPEN-S tableur" xlink:href="../../../Modeles/OPEN-S%20tableur.ots" meta:date="2014-09-24T12:34:19.542127502"/>
  </office:meta>
</office:document-meta>
</file>